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571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33cc66" draw:textarea-horizontal-align="center" draw:textarea-vertical-align="middle"/>
    </style:style>
    <style:style style:name="gr4" style:family="graphic" style:parent-style-name="standard">
      <style:graphic-properties draw:marker-start="" draw:marker-start-width="0.2cm" draw:marker-end="Arrow_20_concave" draw:marker-end-width="0.2cm" draw:textarea-horizontal-align="center" draw:textarea-vertical-align="middle"/>
    </style:style>
    <style:style style:name="gr5" style:family="graphic" style:parent-style-name="standard">
      <style:graphic-properties draw:fill="solid" draw:fill-color="#e6e64c"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start="" draw:marker-start-width="0.2cm" draw:marker-end="Arrow_20_concave" draw:marker-end-width="0.2cm" draw:textarea-horizontal-align="center" draw:textarea-vertical-align="middle"/>
    </style:style>
    <style:style style:name="gr7" style:family="graphic" style:parent-style-name="standard">
      <style:graphic-properties draw:fill-color="#ccffff" draw:textarea-horizontal-align="center" draw:textarea-vertical-align="middle"/>
    </style:style>
    <style:style style:name="gr8" style:family="graphic" style:parent-style-name="standard">
      <style:graphic-properties draw:fill="solid" draw:fill-color="#ccffff" draw:textarea-horizontal-align="center" draw:textarea-vertical-align="middle"/>
    </style:style>
    <style:style style:name="gr9" style:family="graphic" style:parent-style-name="standard">
      <style:graphic-properties draw:fill="none" draw:textarea-horizontal-align="justify" draw:textarea-vertical-align="middle" draw:auto-grow-height="false" draw:shadow-offset-x="0.305cm" draw:shadow-offset-y="0.30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2.89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1.08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1.3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73cm"/>
    </style:style>
    <style:style style:name="gr14" style:family="graphic" style:parent-style-name="standard">
      <style:graphic-properties draw:fill="solid" draw:fill-color="#e6e6e6" draw:textarea-horizontal-align="left" draw:textarea-vertical-align="top" fo:min-height="1.396cm"/>
    </style:style>
    <style:style style:name="gr15" style:family="graphic" style:parent-style-name="standard">
      <style:graphic-properties draw:fill="solid" draw:fill-color="#e6e6e6" draw:textarea-horizontal-align="justify" draw:textarea-vertical-align="middle" draw:auto-grow-height="false" fo:min-height="2.75cm" fo:min-width="6.6cm" draw:shadow-offset-x="0.305cm" draw:shadow-offset-y="0.30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cm" fo:min-width="0.976cm"/>
    </style:style>
    <style:style style:name="gr17" style:family="graphic" style:parent-style-name="standard">
      <style:graphic-properties draw:marker-start="" draw:marker-start-width="0.2cm" draw:marker-end="" draw:marker-end-width="0.2cm" draw:textarea-horizontal-align="center" draw:textarea-vertical-align="middle"/>
    </style:style>
    <style:style style:name="P1" style:family="paragraph">
      <style:text-properties fo:font-size="18pt"/>
    </style:style>
    <style:style style:name="P2" style:family="paragraph">
      <style:paragraph-properties fo:text-align="center"/>
      <style:text-properties fo:font-size="7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paragraph-properties fo:text-align="center"/>
      <style:text-properties fo:font-size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style:text-properties fo:font-size="7pt"/>
    </style:style>
    <style:style style:name="P8" style:family="paragraph">
      <style:text-properties fo:font-size="7pt" style:font-size-asian="7pt" style:font-size-complex="7pt"/>
    </style:style>
    <style:style style:name="P9" style:family="paragraph">
      <style:paragraph-properties fo:text-align="justify"/>
      <style:text-properties fo:font-size="7pt"/>
    </style:style>
    <style:style style:name="P10" style:family="paragraph">
      <style:paragraph-properties fo:text-align="justify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071cm" svg:height="0.963cm" svg:x="1.271cm" svg:y="1.399cm">
          <draw:text-box>
            <text:p text:style-name="P1">HPPC: classes, interfaces</text:p>
          </draw:text-box>
        </draw:frame>
        <draw:rect draw:style-name="gr2" draw:text-style-name="P3" xml:id="id1" draw:id="id1" draw:layer="layout" svg:width="3.5cm" svg:height="0.5cm" svg:x="5.4cm" svg:y="5.6cm">
          <draw:glue-point draw:id="4" svg:x="1cm" svg:y="-5.02cm"/>
          <draw:glue-point draw:id="5" svg:x="2.428cm" svg:y="-5.02cm"/>
          <draw:glue-point draw:id="6" svg:x="3.857cm" svg:y="5.02cm"/>
          <text:p text:style-name="P2"><text:span text:style-name="T1">ObjectContainer&lt;KType&gt;</text:span></text:p>
        </draw:rect>
        <draw:rect draw:style-name="gr3" draw:text-style-name="P5" xml:id="id2" draw:id="id2" draw:layer="layout" svg:width="4cm" svg:height="0.5cm" svg:x="5.15cm" svg:y="3.4cm">
          <text:p text:style-name="P4"><text:span text:style-name="T1">Iterable&lt;ObjectCursor&lt;KType&gt;&gt;</text:span></text:p>
        </draw:rect>
        <draw:rect draw:style-name="gr2" draw:text-style-name="P3" xml:id="id3" draw:id="id3" draw:layer="layout" svg:width="4cm" svg:height="0.5cm" svg:x="5.15cm" svg:y="9.2cm">
          <text:p text:style-name="P2"><text:span text:style-name="T1">ObjectIndexedContainer&lt;KType&gt;</text:span></text:p>
        </draw:rect>
        <draw:connector draw:name="index-aligned" draw:style-name="gr4" draw:text-style-name="P6" draw:layer="layout" svg:x1="7.15cm" svg:y1="5.6cm" svg:x2="7.15cm" svg:y2="3.9cm" draw:start-shape="id1" draw:start-glue-point="0" draw:end-shape="id2" draw:end-glue-point="2" svg:d="M7150 5600v-1700" svg:viewBox="0 0 1 1701">
          <text:p/>
        </draw:connector>
        <draw:rect draw:style-name="gr2" draw:text-style-name="P3" xml:id="id4" draw:id="id4" draw:layer="layout" svg:width="3.5cm" svg:height="0.5cm" svg:x="5.4cm" svg:y="7.4cm">
          <text:p text:style-name="P2"><text:span text:style-name="T1">ObjectCollection&lt;KType&gt;</text:span></text:p>
        </draw:rect>
        <draw:rect draw:style-name="gr2" draw:text-style-name="P3" xml:id="id5" draw:id="id5" draw:layer="layout" svg:width="3.5cm" svg:height="0.5cm" svg:x="10.6cm" svg:y="9.2cm">
          <text:p text:style-name="P2"><text:span text:style-name="T1">ObjectDeque&lt;KType&gt;</text:span></text:p>
        </draw:rect>
        <draw:rect draw:style-name="gr5" draw:text-style-name="P5" xml:id="id9" draw:id="id9" draw:layer="layout" svg:width="3.3cm" svg:height="0.5cm" svg:x="1.7cm" svg:y="11.4cm">
          <text:p text:style-name="P4"><text:span text:style-name="T1">ObjectCursor&lt;KType&gt;</text:span></text:p>
        </draw:rect>
        <draw:connector draw:name="index-aligned" draw:style-name="gr4" draw:text-style-name="P6" draw:layer="layout" svg:x1="7.15cm" svg:y1="9.2cm" svg:x2="7.15cm" svg:y2="7.9cm" draw:start-shape="id3" draw:start-glue-point="0" draw:end-shape="id4" draw:end-glue-point="2" svg:d="M7150 9200v-1300" svg:viewBox="0 0 1 1301">
          <text:p/>
        </draw:connector>
        <draw:connector draw:name="index-aligned" draw:style-name="gr4" draw:text-style-name="P6" draw:layer="layout" svg:x1="12.35cm" svg:y1="9.2cm" svg:x2="8.9cm" svg:y2="7.65cm" draw:start-shape="id5" draw:start-glue-point="0" draw:end-shape="id4" draw:end-glue-point="1" svg:d="M12350 9200v-1550h-3450" svg:viewBox="0 0 3451 1551">
          <text:p/>
        </draw:connector>
        <draw:connector draw:name="index-aligned" draw:style-name="gr4" draw:text-style-name="P6" draw:layer="layout" svg:x1="7.15cm" svg:y1="7.4cm" svg:x2="7.15cm" svg:y2="6.1cm" draw:start-shape="id4" draw:start-glue-point="0" draw:end-shape="id1" draw:end-glue-point="2" svg:d="M7150 7400v-1300" svg:viewBox="0 0 1 1301">
          <text:p/>
        </draw:connector>
        <draw:rect draw:style-name="gr2" draw:text-style-name="P3" xml:id="id6" draw:id="id6" draw:layer="layout" svg:width="3.5cm" svg:height="0.5cm" svg:x="14.6cm" svg:y="9.2cm">
          <text:p text:style-name="P2"><text:span text:style-name="T1">ObjectSet&lt;KType&gt;</text:span></text:p>
        </draw:rect>
        <draw:connector draw:name="index-aligned" draw:style-name="gr4" draw:text-style-name="P6" draw:layer="layout" svg:x1="16.35cm" svg:y1="9.2cm" svg:x2="8.9cm" svg:y2="7.65cm" draw:start-shape="id6" draw:start-glue-point="0" draw:end-shape="id4" draw:end-glue-point="1" svg:d="M16350 9200v-1550h-7450" svg:viewBox="0 0 7451 1551">
          <text:p/>
        </draw:connector>
        <draw:rect draw:style-name="gr2" draw:text-style-name="P3" xml:id="id7" draw:id="id7" draw:layer="layout" svg:width="4cm" svg:height="0.5cm" svg:x="9.8cm" svg:y="5.6cm">
          <draw:glue-point draw:id="4" svg:x="-4.25cm" svg:y="5.02cm"/>
          <text:p text:style-name="P2"><text:span text:style-name="T1">ObjectLookupContainer&lt;KType&gt;</text:span></text:p>
        </draw:rect>
        <draw:connector draw:name="index-aligned" draw:style-name="gr4" draw:text-style-name="P6" draw:layer="layout" svg:x1="9.8cm" svg:y1="5.85cm" svg:x2="8.9cm" svg:y2="5.85cm" draw:start-shape="id7" draw:start-glue-point="3" draw:end-shape="id1" draw:end-glue-point="1" svg:d="M9800 5850h-900" svg:viewBox="0 0 901 1">
          <text:p/>
        </draw:connector>
        <draw:rect draw:style-name="gr3" draw:text-style-name="P5" xml:id="id8" draw:id="id8" draw:layer="layout" svg:width="4cm" svg:height="0.5cm" svg:x="9.5cm" svg:y="3.4cm">
          <text:p text:style-name="P4"><text:span text:style-name="T1">RandomAccess</text:span></text:p>
        </draw:rect>
        <draw:connector draw:name="index-aligned" draw:style-name="gr4" draw:text-style-name="P6" draw:layer="layout" svg:x1="5.15cm" svg:y1="9.45cm" svg:x2="11.5cm" svg:y2="3.4cm" draw:start-shape="id3" draw:start-glue-point="3" draw:end-shape="id8" draw:end-glue-point="0" svg:d="M5150 9450h-501v-6551h6851v501" svg:viewBox="0 0 6852 6552">
          <text:p/>
        </draw:connector>
        <draw:connector draw:name="index-aligned" draw:style-name="gr6" draw:text-style-name="P6" draw:layer="layout" svg:x1="7.5cm" svg:y1="5.6cm" svg:x2="3.35cm" svg:y2="11.4cm" draw:start-shape="id1" draw:start-glue-point="4" draw:end-shape="id9" draw:end-glue-point="0" svg:d="M7500 5600v-501h-4150v6301" svg:viewBox="0 0 4151 6302">
          <text:p/>
        </draw:connector>
        <draw:rect draw:style-name="gr5" draw:text-style-name="P5" xml:id="id10" draw:id="id10" draw:layer="layout" svg:width="3.5cm" svg:height="0.5cm" svg:x="10.6cm" svg:y="11.4cm">
          <text:p text:style-name="P4"><text:span text:style-name="T1">ObjectArrayDeque&lt;KType&gt;</text:span></text:p>
        </draw:rect>
        <draw:connector draw:name="index-aligned" draw:style-name="gr4" draw:text-style-name="P6" draw:layer="layout" svg:x1="12.35cm" svg:y1="11.4cm" svg:x2="12.35cm" svg:y2="9.7cm" draw:start-shape="id10" draw:start-glue-point="0" draw:end-shape="id5" draw:end-glue-point="2" svg:d="M12350 11400v-1700" svg:viewBox="0 0 1 1701">
          <text:p/>
        </draw:connector>
        <draw:rect draw:style-name="gr5" draw:text-style-name="P5" xml:id="id11" draw:id="id11" draw:layer="layout" svg:width="3.5cm" svg:height="0.5cm" svg:x="14.6cm" svg:y="11.4cm">
          <text:p text:style-name="P4"><text:span text:style-name="T1">ObjectHashSet&lt;KType&gt;</text:span></text:p>
        </draw:rect>
        <draw:connector draw:name="index-aligned" draw:style-name="gr4" draw:text-style-name="P6" draw:layer="layout" svg:x1="16.35cm" svg:y1="11.4cm" svg:x2="16.35cm" svg:y2="9.7cm" draw:start-shape="id11" draw:start-glue-point="0" draw:end-shape="id6" draw:end-glue-point="2" svg:d="M16350 11400v-1700" svg:viewBox="0 0 1 1701">
          <text:p/>
        </draw:connector>
        <draw:rect draw:style-name="gr5" draw:text-style-name="P5" xml:id="id12" draw:id="id12" draw:layer="layout" svg:width="3.5cm" svg:height="0.5cm" svg:x="5.4cm" svg:y="11.4cm">
          <text:p text:style-name="P4"><text:span text:style-name="T1">ObjectArrayList&lt;KType&gt;</text:span></text:p>
        </draw:rect>
        <draw:rect draw:style-name="gr5" draw:text-style-name="P5" xml:id="id13" draw:id="id13" draw:layer="layout" svg:width="3.5cm" svg:height="0.5cm" svg:x="5.4cm" svg:y="13cm">
          <text:p text:style-name="P4"><text:span text:style-name="T1">ObjectStack&lt;KType&gt;</text:span></text:p>
        </draw:rect>
        <draw:connector draw:name="index-aligned" draw:style-name="gr4" draw:text-style-name="P6" draw:layer="layout" svg:x1="7.15cm" svg:y1="11.4cm" svg:x2="7.15cm" svg:y2="9.7cm" draw:start-shape="id12" draw:start-glue-point="0" draw:end-shape="id3" draw:end-glue-point="2" svg:d="M7150 11400v-1700" svg:viewBox="0 0 1 1701">
          <text:p/>
        </draw:connector>
        <draw:connector draw:name="index-aligned" draw:style-name="gr4" draw:text-style-name="P6" draw:layer="layout" svg:x1="7.15cm" svg:y1="13cm" svg:x2="7.15cm" svg:y2="11.9cm" draw:start-shape="id13" draw:start-glue-point="0" draw:end-shape="id12" draw:end-glue-point="2" svg:d="M7150 13000v-1100" svg:viewBox="0 0 1 1101">
          <text:p/>
        </draw:connector>
        <draw:rect draw:style-name="gr5" draw:text-style-name="P5" xml:id="id15" draw:id="id15" draw:layer="layout" svg:width="3.5cm" svg:height="0.5cm" svg:x="19.5cm" svg:y="9.2cm">
          <text:p text:style-name="P4"><text:span text:style-name="T1">BitSet</text:span></text:p>
        </draw:rect>
        <draw:connector draw:name="index-aligned" draw:style-name="gr4" draw:text-style-name="P6" draw:layer="layout" svg:x1="18.1cm" svg:y1="11.65cm" svg:x2="13.8cm" svg:y2="5.85cm" draw:start-shape="id11" draw:start-glue-point="1" draw:end-shape="id7" draw:end-glue-point="1" svg:d="M18100 11650h501v-5800h-4801" svg:viewBox="0 0 4802 5801">
          <text:p/>
        </draw:connector>
        <draw:rect draw:style-name="gr7" draw:text-style-name="P3" draw:layer="layout" svg:width="4cm" svg:height="0.5cm" svg:x="19.3cm" svg:y="6.1cm">
          <text:p text:style-name="P2"><text:span text:style-name="T1">IntLookupContainer</text:span></text:p>
        </draw:rect>
        <draw:rect draw:style-name="gr8" draw:text-style-name="P3" draw:layer="layout" svg:width="4cm" svg:height="0.5cm" svg:x="19.3cm" svg:y="7.1cm">
          <text:p text:style-name="P2"><text:span text:style-name="T1">LongLookupContainer</text:span></text:p>
        </draw:rect>
        <draw:connector draw:name="index-aligned" draw:style-name="gr6" draw:text-style-name="P6" draw:layer="layout" svg:x1="11.8cm" svg:y1="5.6cm" svg:x2="21.25cm" svg:y2="5.8cm" draw:start-shape="id7" draw:start-glue-point="0" draw:end-shape="id14" draw:end-glue-point="0" svg:d="M11800 5600v-501h9450v701" svg:viewBox="0 0 9451 702">
          <text:p/>
        </draw:connector>
        <draw:custom-shape draw:style-name="gr9" draw:text-style-name="P6" xml:id="id14" draw:id="id14" draw:layer="layout" svg:width="4.5cm" svg:height="2.1cm" svg:x="19cm" svg:y="5.8cm">
          <text:p/>
          <draw:enhanced-geometry svg:viewBox="0 0 21600 21600" draw:type="rectangle" draw:enhanced-path="M 0 0 L 21600 0 21600 21600 0 21600 0 0 Z N"/>
        </draw:custom-shape>
        <draw:connector draw:name="index-aligned" draw:style-name="gr6" draw:text-style-name="P5" draw:layer="layout" svg:x1="21.25cm" svg:y1="9.2cm" svg:x2="21.25cm" svg:y2="7.9cm" draw:start-shape="id15" draw:start-glue-point="0" draw:end-shape="id14" svg:d="M21250 9200v-1300" svg:viewBox="0 0 1 1301">
          <text:p/>
        </draw:connector>
        <draw:frame draw:style-name="gr10" draw:text-style-name="P8" draw:layer="layout" svg:width="3.393cm" svg:height="0.809cm" svg:x="21.107cm" svg:y="8.196cm">
          <draw:text-box>
            <text:p text:style-name="P7"><text:span text:style-name="T1">.asIntLookupContainer()</text:span></text:p>
            <text:p text:style-name="P7"><text:span text:style-name="T1">.asLongLookupContainer()</text:span></text:p>
          </draw:text-box>
        </draw:frame>
        <draw:frame draw:style-name="gr11" draw:text-style-name="P8" draw:layer="layout" svg:width="2.949cm" svg:height="0.862cm" svg:x="15.614cm" svg:y="4.4cm">
          <draw:text-box>
            <text:p text:style-name="P7"><text:span text:style-name="T1">primitive specialization</text:span></text:p>
          </draw:text-box>
        </draw:frame>
        <draw:frame draw:style-name="gr12" draw:text-style-name="P8" draw:layer="layout" svg:width="1.852cm" svg:height="0.862cm" svg:x="2.2cm" svg:y="4.4cm">
          <draw:text-box>
            <text:p text:style-name="P7"><text:span text:style-name="T1">Iterable over</text:span></text:p>
          </draw:text-box>
        </draw:frame>
        <draw:rect draw:style-name="gr5" draw:text-style-name="P5" xml:id="id20" draw:id="id20" draw:layer="layout" svg:width="3.3cm" svg:height="0.5cm" svg:x="1.7cm" svg:y="13cm">
          <text:p text:style-name="P4"><text:span text:style-name="T1">ObjectObjectCursor&lt;KType&gt;</text:span></text:p>
        </draw:rect>
        <draw:rect draw:style-name="gr2" draw:text-style-name="P3" xml:id="id16" draw:id="id16" draw:layer="layout" svg:width="6cm" svg:height="0.5cm" svg:x="4.2cm" svg:y="18.9cm">
          <draw:glue-point draw:id="4" svg:x="1cm" svg:y="-5.02cm"/>
          <draw:glue-point draw:id="5" svg:x="2.428cm" svg:y="-5.02cm"/>
          <text:p text:style-name="P2"><text:span text:style-name="T1">ObjectObjectAssociativeContainer&lt;KType, VType&gt;</text:span></text:p>
        </draw:rect>
        <draw:rect draw:style-name="gr3" draw:text-style-name="P5" xml:id="id17" draw:id="id17" draw:layer="layout" svg:width="4.5cm" svg:height="0.5cm" svg:x="4.95cm" svg:y="20.4cm">
          <text:p text:style-name="P4"><text:span text:style-name="T1">Iterable&lt;ObjectObjectCursor&lt;KType&gt;&gt;</text:span></text:p>
        </draw:rect>
        <draw:connector draw:name="index-aligned" draw:style-name="gr4" draw:text-style-name="P6" draw:layer="layout" svg:x1="7.2cm" svg:y1="19.4cm" svg:x2="7.2cm" svg:y2="20.4cm" draw:start-shape="id16" draw:start-glue-point="2" draw:end-shape="id17" draw:end-glue-point="0" svg:d="M7200 19400v1000" svg:viewBox="0 0 1 1001">
          <text:p/>
        </draw:connector>
        <draw:rect draw:style-name="gr2" draw:text-style-name="P3" xml:id="id18" draw:id="id18" draw:layer="layout" svg:width="6cm" svg:height="0.5cm" svg:x="4.2cm" svg:y="17.3cm">
          <draw:glue-point draw:id="4" svg:x="1cm" svg:y="-5.02cm"/>
          <draw:glue-point draw:id="5" svg:x="2.428cm" svg:y="-5.02cm"/>
          <text:p text:style-name="P2"><text:span text:style-name="T1">ObjectObjectMap&lt;KType, VType&gt;</text:span></text:p>
        </draw:rect>
        <draw:connector draw:name="index-aligned" draw:style-name="gr4" draw:text-style-name="P6" draw:layer="layout" svg:x1="7.2cm" svg:y1="17.8cm" svg:x2="7.2cm" svg:y2="18.9cm" draw:start-shape="id18" draw:start-glue-point="2" draw:end-shape="id16" draw:end-glue-point="0" svg:d="M7200 17800v1100" svg:viewBox="0 0 1 1101">
          <text:p/>
        </draw:connector>
        <draw:rect draw:style-name="gr5" draw:text-style-name="P5" xml:id="id19" draw:id="id19" draw:layer="layout" svg:width="5.1cm" svg:height="0.5cm" svg:x="4.65cm" svg:y="14.4cm">
          <text:p text:style-name="P4"><text:span text:style-name="T1">ObjectObjectHashMap&lt;KType, VType&gt;</text:span></text:p>
        </draw:rect>
        <draw:connector draw:name="index-aligned" draw:style-name="gr4" draw:text-style-name="P6" draw:layer="layout" svg:x1="7.2cm" svg:y1="14.9cm" svg:x2="7.2cm" svg:y2="17.3cm" draw:start-shape="id19" draw:end-shape="id18" draw:end-glue-point="0" svg:d="M7200 14900v2400" svg:viewBox="0 0 1 2401">
          <text:p/>
        </draw:connector>
        <draw:connector draw:name="index-aligned" draw:style-name="gr6" draw:text-style-name="P6" draw:layer="layout" svg:x1="4.2cm" svg:y1="19.15cm" svg:x2="3.35cm" svg:y2="13.5cm" draw:start-shape="id16" draw:start-glue-point="3" draw:end-shape="id20" draw:end-glue-point="2" svg:d="M4200 19150h-850v-5650" svg:viewBox="0 0 851 5651">
          <text:p/>
        </draw:connector>
        <draw:frame draw:style-name="gr12" draw:text-style-name="P8" draw:layer="layout" svg:width="1.852cm" svg:height="0.862cm" svg:x="2cm" svg:y="19.038cm">
          <draw:text-box>
            <text:p text:style-name="P7"><text:span text:style-name="T1">Iterable over</text:span></text:p>
          </draw:text-box>
        </draw:frame>
        <draw:connector draw:name="index-aligned" draw:style-name="gr4" draw:text-style-name="P6" draw:layer="layout" draw:line-skew="0.3cm" svg:x1="7.2cm" svg:y1="14.4cm" svg:x2="9.562cm" svg:y2="12.8cm" draw:start-shape="id19" draw:start-glue-point="0" draw:end-shape="id21" draw:end-glue-point="2" svg:d="M7200 14400v-500h2362v-1100" svg:viewBox="0 0 2363 1601">
          <text:p/>
        </draw:connector>
        <draw:frame draw:style-name="gr13" draw:text-style-name="P8" xml:id="id22" draw:id="id22" draw:layer="layout" svg:width="1.23cm" svg:height="0.53cm" svg:x="9.5cm" svg:y="12.87cm">
          <draw:text-box>
            <text:p text:style-name="P7"><text:span text:style-name="T1">.keys()</text:span></text:p>
          </draw:text-box>
        </draw:frame>
        <draw:frame draw:style-name="gr14" draw:text-style-name="P10" draw:layer="layout" svg:width="7.1cm" svg:height="1.646cm" svg:x="16cm" svg:y="15.754cm">
          <draw:text-box>
            <text:p text:style-name="P9"><text:span text:style-name="T1">This type hierarchy follows a similar pattern for all primitive types and type combinations. So, an ObjectCollection becomes IntCollection or ByteCollection, correspondingly. An ObjectObjectMap becomes IntLongMap or LongIntMap, depending on the combination of types.</text:span></text:p>
          </draw:text-box>
        </draw:frame>
        <draw:g>
          <draw:custom-shape draw:style-name="gr15" draw:text-style-name="P6" draw:layer="layout" svg:width="7.1cm" svg:height="3cm" svg:x="16cm" svg:y="17.9cm">
            <text:p/>
            <draw:enhanced-geometry svg:viewBox="0 0 21600 21600" draw:type="rectangle" draw:enhanced-path="M 0 0 L 21600 0 21600 21600 0 21600 0 0 Z N"/>
          </draw:custom-shape>
          <draw:rect draw:style-name="gr2" draw:text-style-name="P3" draw:layer="layout" svg:width="2cm" svg:height="0.5cm" svg:x="19.8cm" svg:y="19.3cm">
            <text:p text:style-name="P6"><text:span text:style-name="T1">HPPC interface</text:span></text:p>
          </draw:rect>
          <draw:rect draw:style-name="gr3" draw:text-style-name="P5" draw:layer="layout" svg:width="2.5cm" svg:height="0.5cm" svg:x="16.2cm" svg:y="18.1cm">
            <text:p text:style-name="P6"><text:span text:style-name="T1">JRE class/ interface</text:span></text:p>
          </draw:rect>
          <draw:rect draw:style-name="gr5" draw:text-style-name="P5" draw:layer="layout" svg:width="2cm" svg:height="0.5cm" svg:x="19.8cm" svg:y="20.1cm">
            <text:p text:style-name="P6"><text:span text:style-name="T1">HPPC class</text:span></text:p>
          </draw:rect>
          <draw:rect draw:style-name="gr8" draw:text-style-name="P5" draw:layer="layout" svg:width="3.5cm" svg:height="0.9cm" svg:x="19.2cm" svg:y="18.1cm">
            <text:p text:style-name="P6"><text:span text:style-name="T1">HPPC interface</text:span></text:p>
            <text:p text:style-name="P6"><text:span text:style-name="T1">(generated primitive version)</text:span></text:p>
          </draw:rect>
        </draw:g>
        <draw:rect draw:style-name="gr5" draw:text-style-name="P5" xml:id="id24" draw:id="id24" draw:layer="layout" svg:width="5.95cm" svg:height="0.5cm" svg:x="8cm" svg:y="15.4cm">
          <text:p text:style-name="P4"><text:span text:style-name="T1">ObjectObjectIdentityHashMap&lt;KType, VType&gt;</text:span></text:p>
        </draw:rect>
        <draw:connector draw:name="index-aligned" draw:style-name="gr4" draw:text-style-name="P6" draw:layer="layout" draw:line-skew="-2.286cm" svg:x1="9.562cm" svg:y1="12.27cm" svg:x2="8.499cm" svg:y2="6.1cm" draw:start-shape="id21" draw:start-glue-point="0" draw:end-shape="id1" draw:end-glue-point="6" svg:d="M9562 12270v-5370h-1063v-800" svg:viewBox="0 0 1064 6171">
          <text:p/>
        </draw:connector>
        <draw:connector draw:name="index-aligned" draw:style-name="gr4" draw:text-style-name="P6" draw:layer="layout" svg:x1="10.115cm" svg:y1="12.87cm" svg:x2="10.1cm" svg:y2="6.1cm" draw:start-shape="id22" draw:end-shape="id7" draw:end-glue-point="4" svg:d="M10115 12870v-3384h-15v-3386" svg:viewBox="0 0 16 6771">
          <text:p/>
        </draw:connector>
        <draw:frame draw:style-name="gr16" draw:text-style-name="P8" xml:id="id21" draw:id="id21" draw:layer="layout" svg:width="1.476cm" svg:height="0.53cm" svg:x="8.824cm" svg:y="12.27cm">
          <draw:text-box>
            <text:p text:style-name="P7"><text:span text:style-name="T1">.values()</text:span></text:p>
          </draw:text-box>
        </draw:frame>
        <draw:rect draw:style-name="gr5" draw:text-style-name="P5" xml:id="id23" draw:id="id23" draw:layer="layout" svg:width="3.5cm" svg:height="0.5cm" svg:x="14.6cm" svg:y="12.7cm">
          <text:p text:style-name="P4"><text:span text:style-name="T1">ObjectIdentityHashSet&lt;KType&gt;</text:span></text:p>
        </draw:rect>
        <draw:connector draw:name="index-aligned" draw:style-name="gr4" draw:text-style-name="P6" xml:id="id28" draw:id="id28" draw:layer="layout" draw:line-skew="0cm -1.301cm" svg:x1="18.1cm" svg:y1="12.95cm" svg:x2="16.35cm" svg:y2="11.9cm" draw:start-shape="id23" draw:start-glue-point="1" draw:end-shape="id11" draw:end-glue-point="2" svg:d="M18100 12950h501v-550h-2251v-500" svg:viewBox="0 0 2252 1051">
          <text:p/>
        </draw:connector>
        <draw:connector draw:name="index-aligned" draw:style-name="gr4" draw:text-style-name="P6" draw:layer="layout" svg:x1="7.55cm" svg:y1="14.401cm" svg:x2="10.115cm" svg:y2="13.4cm" draw:end-shape="id22" draw:end-glue-point="2" svg:d="M7550 14401v-250h2565v-751" svg:viewBox="0 0 2566 1002">
          <text:p/>
        </draw:connector>
        <draw:rect draw:style-name="gr5" draw:text-style-name="P5" xml:id="id25" draw:id="id25" draw:layer="layout" svg:width="5.95cm" svg:height="0.5cm" svg:x="8cm" svg:y="16.1cm">
          <text:p text:style-name="P4"><text:span text:style-name="T1">ObjectObjectScatterMap&lt;KType, VType&gt;</text:span></text:p>
        </draw:rect>
        <draw:connector draw:name="index-aligned" draw:style-name="gr4" draw:text-style-name="P6" xml:id="id26" draw:id="id26" draw:layer="layout" svg:x1="10.975cm" svg:y1="15.4cm" svg:x2="9.75cm" svg:y2="14.65cm" draw:start-shape="id24" draw:start-glue-point="0" draw:end-shape="id19" draw:end-glue-point="1" svg:d="M10975 15400v-750h-1225" svg:viewBox="0 0 1226 751">
          <text:p/>
        </draw:connector>
        <draw:connector draw:name="index-aligned" draw:style-name="gr17" draw:text-style-name="P6" draw:layer="layout" svg:x1="13.95cm" svg:y1="16.35cm" svg:x2="10.975cm" svg:y2="14.65cm" draw:start-shape="id25" draw:start-glue-point="1" draw:end-shape="id26" draw:end-glue-point="0" svg:d="M13950 16350h501v-1700h-3476" svg:viewBox="0 0 3477 1701">
          <text:p/>
        </draw:connector>
        <draw:rect draw:style-name="gr5" draw:text-style-name="P5" xml:id="id27" draw:id="id27" draw:layer="layout" svg:width="3.5cm" svg:height="0.5cm" svg:x="14.6cm" svg:y="13.5cm">
          <text:p text:style-name="P4"><text:span text:style-name="T1">ObjectScatterSet&lt;KType&gt;</text:span></text:p>
        </draw:rect>
        <draw:connector draw:name="index-aligned" draw:style-name="gr17" draw:text-style-name="P6" draw:layer="layout" svg:x1="18.1cm" svg:y1="13.75cm" svg:x2="18.601cm" svg:y2="12.4cm" draw:start-shape="id27" draw:start-glue-point="1" draw:end-shape="id28" draw:end-glue-point="0" svg:d="M18100 13750h1002v-1350h-501" svg:viewBox="0 0 1003 13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="Arrow_20_concave" draw:marker-start-width="0.2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016cm" fo:margin-bottom="1.016cm" fo:margin-left="1.016cm" fo:margin-right="1.016cm" fo:page-width="25.4cm" fo:page-height="22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wid Weiss</meta:initial-creator>
    <meta:creation-date>2010-03-28T13:16:39.03</meta:creation-date>
    <dc:date>2015-04-24T10:37:23.085000000</dc:date>
    <meta:editing-duration>PT3H10M35S</meta:editing-duration>
    <meta:editing-cycles>98</meta:editing-cycles>
    <meta:generator>LibreOffice/4.3.0.4$Windows_x86 LibreOffice_project/62ad5818884a2fc2e5780dd45466868d41009ec0</meta:generator>
    <meta:document-statistic meta:object-count="67"/>
  </office:meta>
</office:document-meta>
</file>